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Random Inpu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. of Inpu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table:formula="of:=[.F3]+10000" office:value-type="float" office:value="60000" calcext:value-type="float">
            <text:p>60000</text:p>
          </table:table-cell>
          <table:table-cell table:formula="of:=[.G3]+10000" office:value-type="float" office:value="70000" calcext:value-type="float">
            <text:p>70000</text:p>
          </table:table-cell>
          <table:table-cell table:formula="of:=[.H3]+10000" office:value-type="float" office:value="80000" calcext:value-type="float">
            <text:p>80000</text:p>
          </table:table-cell>
          <table:table-cell table:formula="of:=[.I3]+10000" office:value-type="float" office:value="90000" calcext:value-type="float">
            <text:p>90000</text:p>
          </table:table-cell>
          <table:table-cell table:formula="of:=[.J3]+1000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.258788" calcext:value-type="float">
            <text:p>0.258788</text:p>
          </table:table-cell>
          <table:table-cell office:value-type="float" office:value="1.258788" calcext:value-type="float">
            <text:p>1.258788</text:p>
          </table:table-cell>
          <table:table-cell office:value-type="float" office:value="2.601796" calcext:value-type="float">
            <text:p>2.601796</text:p>
          </table:table-cell>
          <table:table-cell office:value-type="float" office:value="4.658996" calcext:value-type="float">
            <text:p>4.658996</text:p>
          </table:table-cell>
          <table:table-cell office:value-type="float" office:value="7.334914" calcext:value-type="float">
            <text:p>7.334914</text:p>
          </table:table-cell>
          <table:table-cell office:value-type="float" office:value="10.676049" calcext:value-type="float">
            <text:p>10.676049</text:p>
          </table:table-cell>
          <table:table-cell office:value-type="float" office:value="14.563378" calcext:value-type="float">
            <text:p>14.563378</text:p>
          </table:table-cell>
          <table:table-cell office:value-type="float" office:value="18.964988" calcext:value-type="float">
            <text:p>18.964988</text:p>
          </table:table-cell>
          <table:table-cell office:value-type="float" office:value="24.427541" calcext:value-type="float">
            <text:p>24.427541</text:p>
          </table:table-cell>
          <table:table-cell office:value-type="float" office:value="29.737648" calcext:value-type="float">
            <text:p>29.73764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.038735" calcext:value-type="float">
            <text:p>0.038735</text:p>
          </table:table-cell>
          <table:table-cell office:value-type="float" office:value="0.150473" calcext:value-type="float">
            <text:p>0.150473</text:p>
          </table:table-cell>
          <table:table-cell office:value-type="float" office:value="0.334151" calcext:value-type="float">
            <text:p>0.334151</text:p>
          </table:table-cell>
          <table:table-cell office:value-type="float" office:value="0.602883" calcext:value-type="float">
            <text:p>0.602883</text:p>
          </table:table-cell>
          <table:table-cell office:value-type="float" office:value="0.921996" calcext:value-type="float">
            <text:p>0.921996</text:p>
          </table:table-cell>
          <table:table-cell office:value-type="float" office:value="1.301938" calcext:value-type="float">
            <text:p>1.301938</text:p>
          </table:table-cell>
          <table:table-cell office:value-type="float" office:value="1.754846" calcext:value-type="float">
            <text:p>1.754846</text:p>
          </table:table-cell>
          <table:table-cell office:value-type="float" office:value="2.3072" calcext:value-type="float">
            <text:p>2.3072</text:p>
          </table:table-cell>
          <table:table-cell office:value-type="float" office:value="2.899813" calcext:value-type="float">
            <text:p>2.899813</text:p>
          </table:table-cell>
          <table:table-cell office:value-type="float" office:value="3.600197" calcext:value-type="float">
            <text:p>3.600197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0.008937" calcext:value-type="float">
            <text:p>0.008937</text:p>
          </table:table-cell>
          <table:table-cell office:value-type="float" office:value="0.010162" calcext:value-type="float">
            <text:p>0.010162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0.013219" calcext:value-type="float">
            <text:p>0.013219</text:p>
          </table:table-cell>
          <table:table-cell office:value-type="float" office:value="0.015488" calcext:value-type="float">
            <text:p>0.015488</text:p>
          </table:table-cell>
        </table:table-row>
        <table:table-row table:style-name="ro1">
          <table:table-cell office:value-type="string" calcext:value-type="string">
            <text:p>Quick Sort_First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1526" calcext:value-type="float">
            <text:p>0.001526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005773" calcext:value-type="float">
            <text:p>0.005773</text:p>
          </table:table-cell>
          <table:table-cell office:value-type="float" office:value="0.006599" calcext:value-type="float">
            <text:p>0.006599</text:p>
          </table:table-cell>
          <table:table-cell office:value-type="float" office:value="0.007703" calcext:value-type="float">
            <text:p>0.007703</text:p>
          </table:table-cell>
          <table:table-cell office:value-type="float" office:value="0.008419" calcext:value-type="float">
            <text:p>0.008419</text:p>
          </table:table-cell>
        </table:table-row>
        <table:table-row table:style-name="ro1">
          <table:table-cell office:value-type="string" calcext:value-type="string">
            <text:p>Quick Sort_Random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005707" calcext:value-type="float">
            <text:p>0.005707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08867" calcext:value-type="float">
            <text:p>0.008867</text:p>
          </table:table-cell>
          <table:table-cell office:value-type="float" office:value="0.009872" calcext:value-type="float">
            <text:p>0.009872</text:p>
          </table:table-cell>
        </table:table-row>
        <table:table-row table:style-name="ro1">
          <table:table-cell office:value-type="string" calcext:value-type="string">
            <text:p>Quick Sort_Median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4223" calcext:value-type="float">
            <text:p>0.004223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0.007071" calcext:value-type="float">
            <text:p>0.007071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09339" calcext:value-type="float">
            <text:p>0.009339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1489" calcext:value-type="float">
            <text:p>0.011489</text:p>
          </table:table-cell>
          <table:table-cell office:value-type="float" office:value="0.013504" calcext:value-type="float">
            <text:p>0.013504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019131" calcext:value-type="float">
            <text:p>0.019131</text:p>
          </table:table-cell>
          <table:table-cell office:value-type="float" office:value="0.022039" calcext:value-type="float">
            <text:p>0.022039</text:p>
          </table:table-cell>
          <table:table-cell office:value-type="float" office:value="0.024976" calcext:value-type="float">
            <text:p>0.024976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2124" calcext:value-type="float">
            <text:p>0.002124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5424" calcext:value-type="float">
            <text:p>0.00542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creasing Inpu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. of Inpu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table:formula="of:=[.F15]+10000" office:value-type="float" office:value="60000" calcext:value-type="float">
            <text:p>60000</text:p>
          </table:table-cell>
          <table:table-cell table:formula="of:=[.G15]+10000" office:value-type="float" office:value="70000" calcext:value-type="float">
            <text:p>70000</text:p>
          </table:table-cell>
          <table:table-cell table:formula="of:=[.H15]+10000" office:value-type="float" office:value="80000" calcext:value-type="float">
            <text:p>80000</text:p>
          </table:table-cell>
          <table:table-cell table:formula="of:=[.I15]+10000" office:value-type="float" office:value="90000" calcext:value-type="float">
            <text:p>90000</text:p>
          </table:table-cell>
          <table:table-cell table:formula="of:=[.J15]+1000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28" calcext:value-type="float">
            <text:p>0.00012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22" calcext:value-type="float">
            <text:p>0.000222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036" calcext:value-type="float">
            <text:p>0.006036</text:p>
          </table:table-cell>
          <table:table-cell office:value-type="float" office:value="0.006339" calcext:value-type="float">
            <text:p>0.006339</text:p>
          </table:table-cell>
          <table:table-cell office:value-type="float" office:value="0.007589" calcext:value-type="float">
            <text:p>0.007589</text:p>
          </table:table-cell>
          <table:table-cell office:value-type="float" office:value="0.008324" calcext:value-type="float">
            <text:p>0.008324</text:p>
          </table:table-cell>
        </table:table-row>
        <table:table-row table:style-name="ro1">
          <table:table-cell office:value-type="string" calcext:value-type="string">
            <text:p>Quick Sort_First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174671" calcext:value-type="float">
            <text:p>0.174671</text:p>
          </table:table-cell>
          <table:table-cell office:value-type="float" office:value="0.388629" calcext:value-type="float">
            <text:p>0.388629</text:p>
          </table:table-cell>
          <table:table-cell office:value-type="float" office:value="0.685731" calcext:value-type="float">
            <text:p>0.685731</text:p>
          </table:table-cell>
          <table:table-cell office:value-type="float" office:value="1.064346" calcext:value-type="float">
            <text:p>1.064346</text:p>
          </table:table-cell>
          <table:table-cell office:value-type="float" office:value="1.478685" calcext:value-type="float">
            <text:p>1.478685</text:p>
          </table:table-cell>
          <table:table-cell office:value-type="float" office:value="2.040777" calcext:value-type="float">
            <text:p>2.040777</text:p>
          </table:table-cell>
          <table:table-cell office:value-type="float" office:value="2.678356" calcext:value-type="float">
            <text:p>2.678356</text:p>
          </table:table-cell>
          <table:table-cell office:value-type="float" office:value="3.319006" calcext:value-type="float">
            <text:p>3.319006</text:p>
          </table:table-cell>
          <table:table-cell office:value-type="float" office:value="4.137545" calcext:value-type="float">
            <text:p>4.137545</text:p>
          </table:table-cell>
        </table:table-row>
        <table:table-row table:style-name="ro1">
          <table:table-cell office:value-type="string" calcext:value-type="string">
            <text:p>Quick Sort_Random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2368" calcext:value-type="float">
            <text:p>0.002368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4427" calcext:value-type="float">
            <text:p>0.004427</text:p>
          </table:table-cell>
        </table:table-row>
        <table:table-row table:style-name="ro1">
          <table:table-cell office:value-type="string" calcext:value-type="string">
            <text:p>Quick Sort_Median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0.002601" calcext:value-type="float">
            <text:p>0.002601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07038" calcext:value-type="float">
            <text:p>0.007038</text:p>
          </table:table-cell>
          <table:table-cell office:value-type="float" office:value="0.008905" calcext:value-type="float">
            <text:p>0.008905</text:p>
          </table:table-cell>
          <table:table-cell office:value-type="float" office:value="0.011031" calcext:value-type="float">
            <text:p>0.011031</text:p>
          </table:table-cell>
          <table:table-cell office:value-type="float" office:value="0.013808" calcext:value-type="float">
            <text:p>0.013808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18586" calcext:value-type="float">
            <text:p>0.018586</text:p>
          </table:table-cell>
          <table:table-cell office:value-type="float" office:value="0.021597" calcext:value-type="float">
            <text:p>0.021597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832" calcext:value-type="float">
            <text:p>0.001832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0.005382" calcext:value-type="float">
            <text:p>0.005382</text:p>
          </table:table-cell>
          <table:table-cell office:value-type="float" office:value="0.006007" calcext:value-type="float">
            <text:p>0.00600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creasing Inpu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. of Inpu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table:formula="of:=[.F27]+10000" office:value-type="float" office:value="60000" calcext:value-type="float">
            <text:p>60000</text:p>
          </table:table-cell>
          <table:table-cell table:formula="of:=[.G27]+10000" office:value-type="float" office:value="70000" calcext:value-type="float">
            <text:p>70000</text:p>
          </table:table-cell>
          <table:table-cell table:formula="of:=[.H27]+10000" office:value-type="float" office:value="80000" calcext:value-type="float">
            <text:p>80000</text:p>
          </table:table-cell>
          <table:table-cell table:formula="of:=[.I27]+10000" office:value-type="float" office:value="90000" calcext:value-type="float">
            <text:p>90000</text:p>
          </table:table-cell>
          <table:table-cell table:formula="of:=[.J27]+1000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.309224" calcext:value-type="float">
            <text:p>0.309224</text:p>
          </table:table-cell>
          <table:table-cell office:value-type="float" office:value="1.198431" calcext:value-type="float">
            <text:p>1.198431</text:p>
          </table:table-cell>
          <table:table-cell office:value-type="float" office:value="2.687909" calcext:value-type="float">
            <text:p>2.687909</text:p>
          </table:table-cell>
          <table:table-cell office:value-type="float" office:value="4.721991" calcext:value-type="float">
            <text:p>4.721991</text:p>
          </table:table-cell>
          <table:table-cell office:value-type="float" office:value="7.261588" calcext:value-type="float">
            <text:p>7.261588</text:p>
          </table:table-cell>
          <table:table-cell office:value-type="float" office:value="10.475409" calcext:value-type="float">
            <text:p>10.475409</text:p>
          </table:table-cell>
          <table:table-cell office:value-type="float" office:value="14.194148" calcext:value-type="float">
            <text:p>14.194148</text:p>
          </table:table-cell>
          <table:table-cell office:value-type="float" office:value="18.529694" calcext:value-type="float">
            <text:p>18.529694</text:p>
          </table:table-cell>
          <table:table-cell office:value-type="float" office:value="23.582879" calcext:value-type="float">
            <text:p>23.582879</text:p>
          </table:table-cell>
          <table:table-cell office:value-type="float" office:value="28.920581" calcext:value-type="float">
            <text:p>28.920581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.074862" calcext:value-type="float">
            <text:p>0.074862</text:p>
          </table:table-cell>
          <table:table-cell office:value-type="float" office:value="0.305272" calcext:value-type="float">
            <text:p>0.305272</text:p>
          </table:table-cell>
          <table:table-cell office:value-type="float" office:value="0.654591" calcext:value-type="float">
            <text:p>0.654591</text:p>
          </table:table-cell>
          <table:table-cell office:value-type="float" office:value="1.18903" calcext:value-type="float">
            <text:p>1.18903</text:p>
          </table:table-cell>
          <table:table-cell office:value-type="float" office:value="1.827964" calcext:value-type="float">
            <text:p>1.827964</text:p>
          </table:table-cell>
          <table:table-cell office:value-type="float" office:value="2.595274" calcext:value-type="float">
            <text:p>2.595274</text:p>
          </table:table-cell>
          <table:table-cell office:value-type="float" office:value="3.508172" calcext:value-type="float">
            <text:p>3.508172</text:p>
          </table:table-cell>
          <table:table-cell office:value-type="float" office:value="4.590442" calcext:value-type="float">
            <text:p>4.590442</text:p>
          </table:table-cell>
          <table:table-cell office:value-type="float" office:value="5.817204" calcext:value-type="float">
            <text:p>5.817204</text:p>
          </table:table-cell>
          <table:table-cell office:value-type="float" office:value="7.26638" calcext:value-type="float">
            <text:p>7.26638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1559" calcext:value-type="float">
            <text:p>0.001559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4278" calcext:value-type="float">
            <text:p>0.004278</text:p>
          </table:table-cell>
          <table:table-cell office:value-type="float" office:value="0.004849" calcext:value-type="float">
            <text:p>0.004849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08047" calcext:value-type="float">
            <text:p>0.008047</text:p>
          </table:table-cell>
        </table:table-row>
        <table:table-row table:style-name="ro1">
          <table:table-cell office:value-type="string" calcext:value-type="string">
            <text:p>Quick Sort_First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0.18544" calcext:value-type="float">
            <text:p>0.18544</text:p>
          </table:table-cell>
          <table:table-cell office:value-type="float" office:value="0.403585" calcext:value-type="float">
            <text:p>0.403585</text:p>
          </table:table-cell>
          <table:table-cell office:value-type="float" office:value="0.724087" calcext:value-type="float">
            <text:p>0.724087</text:p>
          </table:table-cell>
          <table:table-cell office:value-type="float" office:value="1.116566" calcext:value-type="float">
            <text:p>1.116566</text:p>
          </table:table-cell>
          <table:table-cell office:value-type="float" office:value="1.626535" calcext:value-type="float">
            <text:p>1.626535</text:p>
          </table:table-cell>
          <table:table-cell office:value-type="float" office:value="2.11112" calcext:value-type="float">
            <text:p>2.11112</text:p>
          </table:table-cell>
          <table:table-cell office:value-type="float" office:value="2.823729" calcext:value-type="float">
            <text:p>2.823729</text:p>
          </table:table-cell>
          <table:table-cell office:value-type="float" office:value="3.528771" calcext:value-type="float">
            <text:p>3.528771</text:p>
          </table:table-cell>
          <table:table-cell office:value-type="float" office:value="4.330551" calcext:value-type="float">
            <text:p>4.330551</text:p>
          </table:table-cell>
        </table:table-row>
        <table:table-row table:style-name="ro1">
          <table:table-cell office:value-type="string" calcext:value-type="string">
            <text:p>Quick Sort_Random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0.004673" calcext:value-type="float">
            <text:p>0.004673</text:p>
          </table:table-cell>
        </table:table-row>
        <table:table-row table:style-name="ro1">
          <table:table-cell office:value-type="string" calcext:value-type="string">
            <text:p>Quick Sort_Median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1505" calcext:value-type="float">
            <text:p>0.001505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2783" calcext:value-type="float">
            <text:p>0.002783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5272" calcext:value-type="float">
            <text:p>0.005272</text:p>
          </table:table-cell>
          <table:table-cell office:value-type="float" office:value="0.006733" calcext:value-type="float">
            <text:p>0.006733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11322" calcext:value-type="float">
            <text:p>0.011322</text:p>
          </table:table-cell>
          <table:table-cell office:value-type="float" office:value="0.012851" calcext:value-type="float">
            <text:p>0.012851</text:p>
          </table:table-cell>
          <table:table-cell office:value-type="float" office:value="0.015598" calcext:value-type="float">
            <text:p>0.015598</text:p>
          </table:table-cell>
          <table:table-cell office:value-type="float" office:value="0.016886" calcext:value-type="float">
            <text:p>0.016886</text:p>
          </table:table-cell>
          <table:table-cell office:value-type="float" office:value="0.019547" calcext:value-type="float">
            <text:p>0.019547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05493" calcext:value-type="float">
            <text:p>0.005493</text:p>
          </table:table-cell>
          <table:table-cell office:value-type="float" office:value="0.006617" calcext:value-type="float">
            <text:p>0.006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50:08.593073983</meta:creation-date>
    <dc:date>2024-08-30T16:22:40.318361339</dc:date>
    <meta:editing-duration>PT35M46S</meta:editing-duration>
    <meta:editing-cycles>6</meta:editing-cycles>
    <meta:generator>LibreOffice/7.3.7.2$Linux_X86_64 LibreOffice_project/30$Build-2</meta:generator>
    <meta:document-statistic meta:table-count="1" meta:cell-count="300" meta:object-count="0"/>
  </office:meta>
</office:document-meta>
</file>